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5-0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4-02-2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4-01-0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2-01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1-02-04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1-01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0-02-1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20-0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9-02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6-12-28 18:3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5-12-21 17:48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3-12-26 20:22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3-01-17 19:08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1-12-30 16:24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10-12-21 17:06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9-12-22 20:50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9-01-07 20:12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7-12-27 17:31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6-01-08 18:11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4-12-22 15:10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4-01-07 15:2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3-01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2-01-11 16:51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1-01-04 20:44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2000-01-05 17:53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9-01-05 19:37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8-01-07 17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48100351301</text:p>
          </table:table-cell>
          <table:table-cell office:value-type="string" calcext:value-type="string">
            <text:p>07S 29W 05BBB 01</text:p>
          </table:table-cell>
          <table:table-cell office:value-type="string" calcext:value-type="string">
            <text:p>198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